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ff" draw:opacity="100%" draw:textarea-horizontal-align="center" draw:textarea-vertical-align="middle" draw:shadow-opacity="100%"/>
    </style:style>
    <style:style style:name="gr3" style:family="graphic" style:parent-style-name="standard">
      <style:graphic-properties draw:fill-color="#ffffff" draw:opacity="0%" draw:textarea-horizontal-align="center" draw:textarea-vertical-align="middle" draw:shadow-opacity="0%"/>
    </style:style>
    <style:style style:name="gr4" style:family="graphic" style:parent-style-name="standard">
      <style:graphic-properties draw:stroke="none" svg:stroke-color="#000000" draw:fill="none" draw:fill-color="#ffffff" draw:auto-grow-width="false" fo:min-height="0.28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28cm" fo:min-width="0.586cm"/>
    </style:style>
    <style:style style:name="gr6" style:family="graphic" style:parent-style-name="standard">
      <style:graphic-properties draw:stroke="dash" draw:stroke-dash="Fine_20_Dashed" draw:fill-color="#ffffff" draw:opacity="0%" draw:textarea-horizontal-align="center" draw:textarea-vertical-align="middle" draw:shadow-opacity="0%"/>
    </style:style>
    <style:style style:name="gr7" style:family="graphic" style:parent-style-name="standard">
      <style:graphic-properties draw:stroke="dash" draw:stroke-dash="Fine_20_Dashed" draw:fill-color="#ffffff" draw:opacity="100%" draw:textarea-horizontal-align="center" draw:textarea-vertical-align="middle" draw:shadow-opacity="100%"/>
    </style:style>
    <style:style style:name="gr8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draw:auto-grow-width="false" fo:min-height="0.399cm"/>
    </style:style>
    <style:style style:name="gr10" style:family="graphic" style:parent-style-name="standard">
      <style:graphic-properties draw:stroke="none" svg:stroke-color="#000000" draw:fill="none" draw:fill-color="#ffffff" draw:auto-grow-width="false" fo:min-height="0.47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4.074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fo:min-height="3.436cm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bottom" fo:min-height="2.75cm"/>
    </style:style>
    <style:style style:name="gr15" style:family="graphic" style:parent-style-name="standard">
      <style:graphic-properties draw:stroke="none" svg:stroke-color="#000000" draw:fill="none" draw:fill-color="#ffffff" fo:min-height="0.243cm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textarea-vertical-align="middle" fo:min-height="0.243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="none" draw:fill-color="#ffffff"/>
      <style:text-properties fo:font-size="7pt" style:font-size-asian="7pt" style:font-size-complex="7pt"/>
    </style:style>
    <style:style style:name="P5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5cm" svg:y1="0cm" svg:x2="0cm" svg:y2="12.3cm">
          <text:p/>
        </draw:line>
        <draw:rect draw:style-name="gr2" draw:text-style-name="P2" draw:layer="layout" svg:width="47.9cm" svg:height="41cm" svg:x="2cm" svg:y="0.5cm">
          <text:p/>
        </draw:rect>
        <draw:rect draw:style-name="gr3" draw:text-style-name="P3" draw:layer="layout" svg:width="9cm" svg:height="41cm" svg:x="49.9cm" svg:y="0.5cm">
          <text:p/>
        </draw:rect>
        <draw:line draw:style-name="gr1" draw:text-style-name="P1" draw:layer="layout" svg:x1="49.9cm" svg:y1="26cm" svg:x2="58.9cm" svg:y2="26cm">
          <text:p/>
        </draw:line>
        <draw:line draw:style-name="gr1" draw:text-style-name="P1" draw:layer="layout" svg:x1="49.9cm" svg:y1="37.7cm" svg:x2="58.9cm" svg:y2="37.7cm">
          <text:p/>
        </draw:line>
        <draw:line draw:style-name="gr1" draw:text-style-name="P1" draw:layer="layout" svg:x1="49.9cm" svg:y1="40cm" svg:x2="58.9cm" svg:y2="40cm">
          <text:p/>
        </draw:line>
        <draw:line draw:style-name="gr1" draw:text-style-name="P1" draw:layer="layout" svg:x1="49.9cm" svg:y1="37cm" svg:x2="58.9cm" svg:y2="37cm">
          <text:p/>
        </draw:line>
        <draw:frame draw:style-name="gr4" draw:text-style-name="P4" draw:layer="layout" svg:width="1.7cm" svg:height="0.53cm" svg:x="49.8cm" svg:y="37cm">
          <draw:text-box>
            <text:p><text:span text:style-name="T1">Scale:</text:span></text:p>
          </draw:text-box>
        </draw:frame>
        <draw:line draw:style-name="gr1" draw:text-style-name="P1" draw:layer="layout" svg:x1="54.45cm" svg:y1="37cm" svg:x2="54.45cm" svg:y2="37.7cm">
          <text:p/>
        </draw:line>
        <draw:frame draw:style-name="gr5" draw:text-style-name="P4" draw:layer="layout" svg:width="1.086cm" svg:height="0.53cm" svg:x="54.455cm" svg:y="37cm">
          <draw:text-box>
            <text:p><text:span text:style-name="T1">Date:</text:span></text:p>
          </draw:text-box>
        </draw:frame>
        <draw:line draw:style-name="gr1" draw:text-style-name="P1" draw:layer="layout" svg:x1="49.9cm" svg:y1="35cm" svg:x2="58.9cm" svg:y2="35cm">
          <text:p/>
        </draw:line>
        <draw:line draw:style-name="gr1" draw:text-style-name="P1" draw:layer="layout" svg:x1="51.9cm" svg:y1="35cm" svg:x2="51.9cm" svg:y2="37cm">
          <text:p/>
        </draw:line>
        <draw:rect draw:style-name="gr6" draw:text-style-name="P3" draw:layer="layout" svg:width="8.6cm" svg:height="8.6cm" svg:x="50.1cm" svg:y="26.2cm">
          <text:p/>
        </draw:rect>
        <draw:rect draw:style-name="gr7" draw:text-style-name="P2" draw:layer="layout" svg:width="46.9cm" svg:height="40cm" svg:x="2.5cm" svg:y="1cm">
          <text:p/>
        </draw:rect>
        <draw:line draw:style-name="gr1" draw:text-style-name="P1" draw:layer="layout" svg:x1="21cm" svg:y1="0cm" svg:x2="21cm" svg:y2="0.5cm">
          <text:p/>
        </draw:line>
        <draw:line draw:style-name="gr1" draw:text-style-name="P1" draw:layer="layout" svg:x1="40.2cm" svg:y1="0cm" svg:x2="40.2cm" svg:y2="0.5cm">
          <text:p/>
        </draw:line>
        <draw:line draw:style-name="gr1" draw:text-style-name="P1" draw:layer="layout" svg:x1="40.2cm" svg:y1="41.5cm" svg:x2="40.2cm" svg:y2="42cm">
          <text:p/>
        </draw:line>
        <draw:line draw:style-name="gr1" draw:text-style-name="P1" draw:layer="layout" svg:x1="21cm" svg:y1="41.5cm" svg:x2="21cm" svg:y2="42cm">
          <text:p/>
        </draw:line>
        <draw:line draw:style-name="gr1" draw:text-style-name="P1" draw:layer="layout" svg:x1="58.9cm" svg:y1="12.3cm" svg:x2="59.4cm" svg:y2="12.3cm">
          <text:p/>
        </draw:line>
        <draw:line draw:style-name="gr1" draw:text-style-name="P1" draw:layer="layout" svg:x1="0cm" svg:y1="12.3cm" svg:x2="2cm" svg:y2="12.3cm">
          <text:p/>
        </draw:line>
        <draw:custom-shape draw:name="map" draw:style-name="gr8" draw:text-style-name="P1" draw:layer="printed_elements" svg:width="46.9cm" svg:height="40cm" svg:x="2.5cm" svg:y="1cm">
          <text:p/>
          <draw:enhanced-geometry svg:viewBox="0 0 21600 21600" draw:type="rectangle" draw:enhanced-path="M 0 0 L 21600 0 21600 21600 0 21600 0 0 Z N"/>
        </draw:custom-shape>
        <draw:frame draw:name="comment1" draw:style-name="gr9" draw:text-style-name="P5" draw:layer="printed_elements" svg:width="8.999cm" svg:height="0.649cm" svg:x="50.001cm" svg:y="38.5cm">
          <draw:text-box>
            <text:p><text:span text:style-name="T2">comment1</text:span></text:p>
          </draw:text-box>
        </draw:frame>
        <draw:frame draw:name="title" draw:style-name="gr10" draw:text-style-name="P6" draw:layer="printed_elements" svg:width="9cm" svg:height="0.729cm" svg:x="50cm" svg:y="37.748cm">
          <draw:text-box>
            <text:p><text:span text:style-name="T3">title</text:span></text:p>
          </draw:text-box>
        </draw:frame>
        <draw:frame draw:name="comment2" draw:style-name="gr9" draw:text-style-name="P5" draw:layer="printed_elements" svg:width="8.698cm" svg:height="0.649cm" svg:x="50.002cm" svg:y="39.301cm">
          <draw:text-box>
            <text:p><text:span text:style-name="T2">comment2</text:span></text:p>
          </draw:text-box>
        </draw:frame>
        <draw:frame draw:name="scale" draw:style-name="gr11" draw:text-style-name="P4" draw:layer="printed_elements" svg:width="3.6cm" svg:height="0.53cm" svg:x="51cm" svg:y="37cm">
          <draw:text-box>
            <text:p><text:span text:style-name="T1">scale</text:span></text:p>
          </draw:text-box>
        </draw:frame>
        <draw:frame draw:name="date" draw:style-name="gr11" draw:text-style-name="P4" draw:layer="printed_elements" svg:width="3.574cm" svg:height="0.53cm" svg:x="55.426cm" svg:y="37cm">
          <draw:text-box>
            <text:p><text:span text:style-name="T1">date</text:span></text:p>
          </draw:text-box>
        </draw:frame>
        <draw:custom-shape draw:name="northarrow" draw:style-name="gr12" draw:text-style-name="P1" draw:layer="printed_elements" svg:width="1.6cm" svg:height="1.6cm" svg:x="50.1cm" svg:y="35.2cm">
          <text:p/>
          <draw:enhanced-geometry svg:viewBox="0 0 21600 21600" draw:type="rectangle" draw:enhanced-path="M 0 0 L 21600 0 21600 21600 0 21600 0 0 Z N"/>
        </draw:custom-shape>
        <draw:custom-shape draw:name="overview" draw:style-name="gr12" draw:text-style-name="P1" draw:layer="printed_elements" svg:width="8.5cm" svg:height="8.5cm" svg:x="50.15cm" svg:y="26.25cm">
          <text:p/>
          <draw:enhanced-geometry svg:viewBox="0 0 21600 21600" draw:type="rectangle" draw:enhanced-path="M 0 0 L 21600 0 21600 21600 0 21600 0 0 Z N"/>
        </draw:custom-shape>
        <draw:custom-shape draw:name="scalebar" draw:style-name="gr12" draw:text-style-name="P1" draw:layer="printed_elements" svg:width="6cm" svg:height="0.5cm" svg:x="42.9cm" svg:y="40cm">
          <text:p/>
          <draw:enhanced-geometry svg:viewBox="0 0 21600 21600" draw:type="rectangle" draw:enhanced-path="M 0 0 L 21600 0 21600 21600 0 21600 0 0 Z N"/>
        </draw:custom-shape>
        <draw:frame draw:name="extent_ur_x" draw:style-name="gr13" draw:text-style-name="P7" draw:layer="printed_elements" svg:width="0.433cm" svg:height="3.686cm" svg:x="49.5cm" svg:y="1cm">
          <draw:text-box>
            <text:p><text:span text:style-name="T4">extent_ur_</text:span><text:span text:style-name="T5">x</text:span></text:p>
          </draw:text-box>
        </draw:frame>
        <draw:frame draw:name="extent_ll_x" draw:style-name="gr14" draw:text-style-name="P7" draw:layer="printed_elements" svg:width="0.47cm" svg:height="3cm" svg:x="2.022cm" svg:y="38cm">
          <draw:text-box>
            <text:p><text:span text:style-name="T4">extent_ll_</text:span><text:span text:style-name="T5">x</text:span></text:p>
          </draw:text-box>
        </draw:frame>
        <draw:frame draw:name="extent_ll_y" draw:style-name="gr15" draw:text-style-name="P8" draw:layer="printed_elements" svg:width="2.948cm" svg:height="0.493cm" svg:x="2.552cm" svg:y="41cm">
          <draw:text-box>
            <text:p><text:span text:style-name="T4">extent_ll_y</text:span></text:p>
          </draw:text-box>
        </draw:frame>
        <draw:frame draw:name="extent_ur_y" draw:style-name="gr16" draw:text-style-name="P8" draw:layer="printed_elements" svg:width="1.67cm" svg:height="0.493cm" svg:x="48.088cm" svg:y="0.5cm">
          <draw:text-box>
            <text:p><text:span text:style-name="T4">extent_ur_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01T15:28:42.43</meta:creation-date>
    <dc:date>2015-07-27T15:02:59.093836818</dc:date>
    <meta:editing-duration>PT2H45M54S</meta:editing-duration>
    <meta:editing-cycles>28</meta:editing-cycles>
    <meta:generator>LibreOffice/4.4.2.2$Linux_X86_64 LibreOffice_project/40m0$Build-2</meta:generator>
    <meta:document-statistic meta:object-count="33"/>
  </office:meta>
</office:document-meta>
</file>